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306e" officeooo:paragraph-rsid="001722e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ip install channels</text:p>
      <text:p text:style-name="P1">pip install channels-redis</text:p>
      <text:p text:style-name="P1">seam@seam-Satellite-L635:~$ sudo apt install redis-server</text:p>
      <text:p text:style-name="P1">seam@seam-Satellite-L635:~$ sudo systemctl status redi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9T14:18:16.097565916</meta:creation-date>
    <meta:generator>LibreOffice/6.4.6.2$Linux_X86_64 LibreOffice_project/40$Build-2</meta:generator>
    <dc:date>2020-12-19T14:25:14.397226917</dc:date>
    <meta:editing-duration>PT7M6S</meta:editing-duration>
    <meta:editing-cycles>1</meta:editing-cycles>
    <meta:document-statistic meta:table-count="0" meta:image-count="0" meta:object-count="0" meta:page-count="1" meta:paragraph-count="4" meta:word-count="16" meta:character-count="158" meta:non-whitespace-character-count="146"/>
  </office:meta>
</office:document-meta>
</file>